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P1" style:family="paragraph" style:parent-style-name="Preformatted_20_Text">
      <style:paragraph-properties fo:margin-top="0cm" fo:margin-bottom="0.499cm" style:contextual-spacing="false" style:writing-mode="lr-tb"/>
    </style:style>
    <style:style style:name="P2" style:family="paragraph" style:parent-style-name="Preformatted_20_Text">
      <style:paragraph-properties fo:margin-left="0cm" fo:margin-right="0cm" fo:margin-top="0cm" fo:margin-bottom="0cm" style:contextual-spacing="false" fo:orphans="2" fo:widows="2" fo:text-indent="0cm" style:auto-text-indent="false"/>
    </style:style>
    <style:style style:name="P3" style:family="paragraph" style:parent-style-name="Preformatted_20_Text" style:list-style-name="L4">
      <style:paragraph-properties style:writing-mode="lr-tb"/>
    </style:style>
    <style:style style:name="P4" style:family="paragraph" style:parent-style-name="Preformatted_20_Text" style:list-style-name="L4">
      <style:paragraph-properties fo:margin-top="0cm" fo:margin-bottom="0.499cm" style:contextual-spacing="false" style:writing-mode="lr-tb"/>
    </style:style>
    <style:style style:name="P5" style:family="paragraph" style:parent-style-name="Preformatted_20_Text">
      <style:paragraph-properties style:writing-mode="lr-tb"/>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T1" style:family="text">
      <style:text-properties fo:font-variant="normal" fo:text-transform="none" fo:color="#000000" loext:opacity="100%" style:text-line-through-style="none" style:text-line-through-type="none" style:font-name="monospace" fo:font-size="9.75pt" fo:letter-spacing="normal" fo:font-style="normal" style:text-underline-style="none" fo:font-weight="bold" style:text-blinking="false"/>
    </style:style>
    <style:style style:name="T2" style:family="text">
      <style:text-properties fo:font-variant="normal" fo:text-transform="none" fo:color="#000000" loext:opacity="100%" style:font-name="monospace" fo:font-size="9.75pt" fo:letter-spacing="normal" fo:font-style="normal"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rfc-editor.org/rfc/rfc6750#section-3" text:style-name="Internet_20_link" text:visited-style-name="Visited_20_Internet_20_Link"><text:bookmark text:name="section-3"/><text:span text:style-name="T1">3</text:span></text:a><text:span text:style-name="T2">. <text:s/>The WWW-Authenticate Response Header Field</text:span></text:p>
      <text:p text:style-name="Standard"/>
      <text:p text:style-name="Standard"/>
      <text:p text:style-name="Text_20_body">Bu bölüm, <text:span text:style-name="Strong_20_Emphasis"><text:span text:style-name="Source_20_Text">WWW-Authenticate</text:span></text:span> HTTP yanıt başlığının nasıl kullanılacağını ve ne gibi bilgileri içermesi gerektiğini açıklar. Bu başlık, istemciye korunan bir kaynağa erişemediğini ve neden erişemediğini bildirir.</text:p>
      <text:p text:style-name="Horizontal_20_Line"/>
      <text:h text:style-name="Heading_20_3" text:outline-level="3">Kullanım Detayları</text:h>
      <text:list text:style-name="L1">
        <text:list-item>
          <text:p text:style-name="P7"><text:span text:style-name="Strong_20_Emphasis">Genel Amaç</text:span>:</text:p>
          <text:list>
            <text:list-item>
              <text:p text:style-name="P7">Bir istemcinin, korunan bir kaynağa erişmek için uygun bir kimlik doğrulama bilgisi sunmadığı veya erişim token'ının geçerli olmadığı durumlarda, sunucu <text:span text:style-name="Strong_20_Emphasis"><text:span text:style-name="Source_20_Text">WWW-Authenticate</text:span></text:span> başlığını yanıtında eklemelidir.</text:p>
            </text:list-item>
            <text:list-item>
              <text:p text:style-name="P6">Bu başlık, istemciye neden başarısız olduğunu ve ne tür bir kimlik doğrulama gerektiğini belirtir.</text:p>
            </text:list-item>
          </text:list>
        </text:list-item>
      </text:list>
      <text:p text:style-name="Horizontal_20_Line"/>
      <text:h text:style-name="Heading_20_3" text:outline-level="3">Yapı ve İçerik</text:h>
      <text:list text:style-name="L2">
        <text:list-item>
          <text:p text:style-name="P8"><text:span text:style-name="Strong_20_Emphasis">Auth-Scheme (Kimlik Doğrulama Şeması)</text:span>:</text:p>
          <text:list>
            <text:list-item>
              <text:p text:style-name="P9">Bu şema her zaman <text:span text:style-name="Source_20_Text">"Bearer"</text:span> olmalıdır.</text:p>
            </text:list-item>
            <text:list-item>
              <text:p text:style-name="P9">"Bearer" şeması, istemcinin bir erişim token'ı sağlayarak kimliğini doğrulaması gerektiğini belirtir.</text:p>
            </text:list-item>
          </text:list>
        </text:list-item>
        <text:list-item>
          <text:p text:style-name="P8"><text:span text:style-name="Strong_20_Emphasis">Auth-Param (Kimlik Doğrulama Parametreleri)</text:span>:</text:p>
          <text:list>
            <text:list-item>
              <text:p text:style-name="P8"><text:span text:style-name="Strong_20_Emphasis"><text:span text:style-name="Source_20_Text">realm</text:span></text:span>:</text:p>
              <text:list>
                <text:list-item>
                  <text:p text:style-name="P9">Kaynağın koruma kapsamını tanımlamak için kullanılır. Bu isteğe bağlıdır ve bir başlıkta yalnızca bir kez bulunabilir.</text:p>
                </text:list-item>
                <text:list-item>
                  <text:p text:style-name="P9">Örnek: <text:span text:style-name="Source_20_Text">realm="example"</text:span></text:p>
                </text:list-item>
              </text:list>
            </text:list-item>
            <text:list-item>
              <text:p text:style-name="P8"><text:span text:style-name="Strong_20_Emphasis"><text:span text:style-name="Source_20_Text">scope</text:span></text:span>:</text:p>
              <text:list>
                <text:list-item>
                  <text:p text:style-name="P9">Erişim token'ının hangi kapsamda geçerli olduğunu tanımlar. Kapsamlar, boşlukla ayrılmış değerlerden oluşur.</text:p>
                </text:list-item>
                <text:list-item>
                  <text:p text:style-name="P9">Örnek: <text:span text:style-name="Source_20_Text">scope="openid profile email"</text:span></text:p>
                </text:list-item>
                <text:list-item>
                  <text:p text:style-name="P9">Bu parametre programatik kullanım için tasarlanmıştır ve son kullanıcılara gösterilmemelidir.</text:p>
                </text:list-item>
              </text:list>
            </text:list-item>
            <text:list-item>
              <text:p text:style-name="P8"><text:span text:style-name="Strong_20_Emphasis"><text:span text:style-name="Source_20_Text">error</text:span></text:span>:</text:p>
              <text:list>
                <text:list-item>
                  <text:p text:style-name="P9">İstemciye, isteğin neden reddedildiğini belirtir. Örneğin, token'ın geçersiz olması gibi.</text:p>
                </text:list-item>
                <text:list-item>
                  <text:p text:style-name="P9">Örnek: <text:span text:style-name="Source_20_Text">error="invalid_token"</text:span></text:p>
                </text:list-item>
              </text:list>
            </text:list-item>
            <text:list-item>
              <text:p text:style-name="P8"><text:span text:style-name="Strong_20_Emphasis"><text:span text:style-name="Source_20_Text">error_description</text:span></text:span>:</text:p>
              <text:list>
                <text:list-item>
                  <text:p text:style-name="P9">İstemci geliştiricileri için insan tarafından okunabilir bir açıklama sağlar. Bu, son kullanıcıya gösterilmez.</text:p>
                </text:list-item>
                <text:list-item>
                  <text:p text:style-name="P9">Örnek: <text:span text:style-name="Source_20_Text">error_description="The access token expired"</text:span></text:p>
                </text:list-item>
              </text:list>
            </text:list-item>
            <text:list-item>
              <text:p text:style-name="P8"><text:soft-page-break/><text:span text:style-name="Strong_20_Emphasis"><text:span text:style-name="Source_20_Text">error_uri</text:span></text:span>:</text:p>
              <text:list>
                <text:list-item>
                  <text:p text:style-name="P9">Hata hakkında daha fazla bilgi sağlayan bir web sayfasının URL'sini belirtir.</text:p>
                </text:list-item>
                <text:list-item>
                  <text:p text:style-name="P8">Örnek: <text:span text:style-name="Source_20_Text">error_uri="https://example.com/error-info"</text:span></text:p>
                </text:list-item>
              </text:list>
            </text:list-item>
          </text:list>
        </text:list-item>
      </text:list>
      <text:p text:style-name="Horizontal_20_Line"/>
      <text:h text:style-name="Heading_20_3" text:outline-level="3">Kullanım Örnekleri</text:h>
      <text:list text:style-name="L4">
        <text:list-item>
          <text:p text:style-name="P11"><text:span text:style-name="Strong_20_Emphasis">Kimlik Doğrulama Bilgisi Yok</text:span>:</text:p>
          <text:list>
            <text:list-item>
              <text:p text:style-name="P11">İstemci, kimlik doğrulama bilgisi sağlamadan bir kaynak talep ederse, sunucu şu şekilde yanıt verir:</text:p>
              <text:p text:style-name="P3"><text:span text:style-name="Source_20_Text">HTTP/1.1 401 Unauthorized</text:span></text:p>
              <text:p text:style-name="P4"><text:span text:style-name="Source_20_Text">WWW-Authenticate: Bearer realm="example"</text:span></text:p>
            </text:list-item>
          </text:list>
        </text:list-item>
        <text:list-item>
          <text:p text:style-name="P11"><text:span text:style-name="Strong_20_Emphasis">Geçersiz Token</text:span>:</text:p>
          <text:list>
            <text:list-item>
              <text:p text:style-name="P11">İstemci, geçerliliğini yitirmiş bir token ile erişim talep ettiğinde:</text:p>
              <text:p text:style-name="P3"><text:span text:style-name="Source_20_Text">HTTP/1.1 401 Unauthorized</text:span></text:p>
              <text:p text:style-name="P3"><text:span text:style-name="Source_20_Text">WWW-Authenticate: Bearer realm="example",</text:span></text:p>
              <text:p text:style-name="P3"><text:span text:style-name="Source_20_Text"><text:s text:c="18"/>error="invalid_token",</text:span></text:p>
              <text:p text:style-name="P4"><text:span text:style-name="Source_20_Text"><text:s text:c="18"/>error_description="The access token expired"</text:span></text:p>
            </text:list-item>
          </text:list>
        </text:list-item>
      </text:list>
      <text:p text:style-name="Text_20_body"/>
      <text:p text:style-name="Horizontal_20_Line"/>
      <text:h text:style-name="Heading_20_3" text:outline-level="3">Teknik Detaylar ve Sınırlamalar</text:h>
      <text:list text:style-name="L5">
        <text:list-item>
          <text:p text:style-name="P12"><text:span text:style-name="Strong_20_Emphasis">Karakter Sınırlamaları</text:span>:</text:p>
          <text:list>
            <text:list-item>
              <text:p text:style-name="P13"><text:span text:style-name="Strong_20_Emphasis"><text:span text:style-name="Source_20_Text">scope</text:span></text:span>, <text:span text:style-name="Strong_20_Emphasis"><text:span text:style-name="Source_20_Text">error</text:span></text:span>, <text:span text:style-name="Strong_20_Emphasis"><text:span text:style-name="Source_20_Text">error_description</text:span></text:span> ve <text:span text:style-name="Strong_20_Emphasis"><text:span text:style-name="Source_20_Text">error_uri</text:span></text:span> parametreleri belirli karakter kümeleriyle sınırlıdır:</text:p>
              <text:list>
                <text:list-item>
                  <text:p text:style-name="P13"><text:span text:style-name="Strong_20_Emphasis"><text:span text:style-name="Source_20_Text">scope</text:span></text:span>: ASCII %x21, %x23-5B, %x5D-7E (alfanümerik ve belirli semboller) ve boşluk (%x20).</text:p>
                </text:list-item>
                <text:list-item>
                  <text:p text:style-name="P13"><text:span text:style-name="Strong_20_Emphasis"><text:span text:style-name="Source_20_Text">error</text:span></text:span>, <text:span text:style-name="Strong_20_Emphasis"><text:span text:style-name="Source_20_Text">error_description</text:span></text:span>: ASCII %x20-21, %x23-5B, %x5D-7E.</text:p>
                </text:list-item>
                <text:list-item>
                  <text:p text:style-name="P13"><text:span text:style-name="Strong_20_Emphasis"><text:span text:style-name="Source_20_Text">error_uri</text:span></text:span>: URI-referans sentaksına uygun olmalıdır (%x21, %x23-5B, %x5D-7E).</text:p>
                </text:list-item>
              </text:list>
            </text:list-item>
          </text:list>
        </text:list-item>
        <text:list-item>
          <text:p text:style-name="P12"><text:span text:style-name="Strong_20_Emphasis">Zorunluluklar ve Öneriler</text:span>:</text:p>
          <text:list>
            <text:list-item>
              <text:p text:style-name="P13"><text:span text:style-name="Strong_20_Emphasis"><text:span text:style-name="Source_20_Text">realm</text:span></text:span> ve <text:span text:style-name="Strong_20_Emphasis"><text:span text:style-name="Source_20_Text">scope</text:span></text:span> kullanımı isteğe bağlıdır.</text:p>
            </text:list-item>
            <text:list-item>
              <text:p text:style-name="P12"><text:span text:style-name="Strong_20_Emphasis"><text:span text:style-name="Source_20_Text">error</text:span></text:span>, yalnızca bir token ile yapılan başarısız isteklerde kullanılmalıdır.</text:p>
            </text:list-item>
          </text:list>
        </text:list-item>
      </text:list>
      <text:p text:style-name="Horizontal_20_Line"/>
      <text:h text:style-name="Heading_20_3" text:outline-level="3">Güvenlik ve Kullanım</text:h>
      <text:list text:style-name="L6">
        <text:list-item>
          <text:p text:style-name="P14"><text:span text:style-name="Strong_20_Emphasis">Güvenlik</text:span>:</text:p>
          <text:list>
            <text:list-item>
              <text:p text:style-name="P15"><text:span text:style-name="Strong_20_Emphasis"><text:span text:style-name="Source_20_Text">WWW-Authenticate</text:span></text:span> başlığı, istemciye yalnızca ihtiyaç duyduğu kadar bilgi vermelidir.</text:p>
            </text:list-item>
            <text:list-item>
              <text:p text:style-name="P15"><text:soft-page-break/>Geliştiriciye yönelik açıklamalar (<text:span text:style-name="Strong_20_Emphasis"><text:span text:style-name="Source_20_Text">error_description</text:span></text:span>) son kullanıcılara gösterilmemelidir.</text:p>
            </text:list-item>
          </text:list>
        </text:list-item>
        <text:list-item>
          <text:p text:style-name="P14"><text:span text:style-name="Strong_20_Emphasis">Kullanım Önerisi</text:span>:</text:p>
          <text:list>
            <text:list-item>
              <text:p text:style-name="P15"><text:span text:style-name="Strong_20_Emphasis"><text:span text:style-name="Source_20_Text">realm</text:span></text:span> ve <text:span text:style-name="Strong_20_Emphasis"><text:span text:style-name="Source_20_Text">scope</text:span></text:span> gibi parametreler, istemcinin erişim gereksinimlerini anlamasını kolaylaştırır.</text:p>
            </text:list-item>
            <text:list-item>
              <text:p text:style-name="P14">Hatalı veya reddedilen isteklerde <text:span text:style-name="Strong_20_Emphasis"><text:span text:style-name="Source_20_Text">error</text:span></text:span>, <text:span text:style-name="Strong_20_Emphasis"><text:span text:style-name="Source_20_Text">error_description</text:span></text:span> ve <text:span text:style-name="Strong_20_Emphasis"><text:span text:style-name="Source_20_Text">error_uri</text:span></text:span> parametrelerinin kullanılması önerilir.</text:p>
            </text:list-item>
          </text:list>
        </text:list-item>
      </text:list>
      <text:p text:style-name="Text_20_body">Bu mekanizma, istemcinin kimlik doğrulama başarısızlıklarının nedenlerini anlamasını ve buna göre düzeltici önlemler almasını sağlar.</text:p>
      <text:p text:style-name="Standard"/>
      <text:p text:style-name="P2"><text:a xlink:type="simple" xlink:href="https://www.rfc-editor.org/rfc/rfc6750#section-3.1" text:style-name="Internet_20_link" text:visited-style-name="Visited_20_Internet_20_Link"><text:bookmark text:name="section-3.1"/><text:span text:style-name="T1">3.1</text:span></text:a><text:span text:style-name="T2">. <text:s/>Error Codes</text:span></text:p>
      <text:p text:style-name="Standard"/>
      <text:p text:style-name="Standard"/>
      <text:p text:style-name="P5"><text:span text:style-name="Source_20_Text">HTTP/1.1 400 Bad Request</text:span></text:p>
      <text:p text:style-name="P5"><text:span text:style-name="Source_20_Text">Content-Type: application/json</text:span></text:p>
      <text:p text:style-name="P5"><text:span text:style-name="Source_20_Text">{</text:span></text:p>
      <text:p text:style-name="P5"><text:span text:style-name="Source_20_Text"><text:s text:c="2"/>"error": "invalid_request",</text:span></text:p>
      <text:p text:style-name="P5"><text:span text:style-name="Source_20_Text"><text:s text:c="2"/>"error_description": "The request is missing the 'access_token' parameter."</text:span></text:p>
      <text:p text:style-name="P1"><text:span text:style-name="Source_20_Text">}</text:span></text:p>
      <text:h text:style-name="Heading_20_4" text:outline-level="4">2. <text:span text:style-name="Strong_20_Emphasis">invalid_token (Geçersiz Token)</text:span></text:h>
      <text:list text:style-name="L7">
        <text:list-item>
          <text:p text:style-name="P17"><text:span text:style-name="Strong_20_Emphasis">Açıklama</text:span>: Bu hata, gönderilen erişim token'ının geçersiz olduğunu gösterir. Bunun birkaç nedeni olabilir:</text:p>
          <text:list>
            <text:list-item>
              <text:p text:style-name="P17">Erişim token'ı süresi dolmuş olabilir (expired).</text:p>
            </text:list-item>
            <text:list-item>
              <text:p text:style-name="P17">Token iptal edilmiş olabilir (revoked).</text:p>
            </text:list-item>
            <text:list-item>
              <text:p text:style-name="P17">Token hatalı (malformed) veya geçersiz bir biçimde gönderilmiş olabilir.</text:p>
            </text:list-item>
          </text:list>
        </text:list-item>
        <text:list-item>
          <text:p text:style-name="P16"><text:span text:style-name="Strong_20_Emphasis">Yanıt Kodu</text:span>: HTTP 401 (Unauthorized) kullanılmalıdır. Bu durumda istemci, geçerli bir token almak için yetkilendirme sağlayıcıya yeniden başvurmalı ve isteği tekrar göndermelidir.</text:p>
        </text:list-item>
      </text:list>
      <text:p text:style-name="Text_20_body"><text:span text:style-name="Strong_20_Emphasis">Örnek</text:span>:</text:p>
      <text:p text:style-name="Standard"/>
      <text:p text:style-name="P5"><text:span text:style-name="Source_20_Text">HTTP/1.1 401 Unauthorized</text:span></text:p>
      <text:p text:style-name="P5"><text:span text:style-name="Source_20_Text">WWW-Authenticate: Bearer realm="example",</text:span></text:p>
      <text:p text:style-name="P5"><text:span text:style-name="Source_20_Text"><text:s text:c="20"/>error="invalid_token",</text:span></text:p>
      <text:p text:style-name="P1"><text:span text:style-name="Source_20_Text"><text:s text:c="20"/>error_description="The access token expired."</text:span></text:p>
      <text:h text:style-name="Heading_20_4" text:outline-level="4">3. <text:span text:style-name="Strong_20_Emphasis">insufficient_scope (Yetersiz Erişim Yetkisi)</text:span></text:h>
      <text:list text:style-name="L8">
        <text:list-item>
          <text:p text:style-name="P19"><text:span text:style-name="Strong_20_Emphasis">Açıklama</text:span>: Bu hata kodu, erişim token'ının, istenen kaynağa erişim için yeterli yetkilere sahip olmadığını belirtir. Yani, istemciye verilen erişim token'ı, istenen işlemi gerçekleştirebilmek için gerekli olan <text:span text:style-name="Strong_20_Emphasis">scope</text:span> (erişim izinleri) düzeyine sahip değildir.</text:p>
        </text:list-item>
        <text:list-item>
          <text:p text:style-name="P18"><text:span text:style-name="Strong_20_Emphasis">Yanıt Kodu</text:span>: HTTP 403 (Forbidden) kullanılır. Bu durumda, istemciye istenen kaynağa erişim için gerekli olan izinler veya <text:span text:style-name="Strong_20_Emphasis">scope</text:span> belirtilir. İstemci, daha yüksek erişim yetkisi (daha geniş scope) için yeni bir token isteyebilir.</text:p>
        </text:list-item>
      </text:list>
      <text:p text:style-name="Text_20_body"><text:span text:style-name="Strong_20_Emphasis"/></text:p>
      <text:p text:style-name="Text_20_body"><text:span text:style-name="Strong_20_Emphasis"/></text:p>
      <text:p text:style-name="Text_20_body"><text:soft-page-break/><text:span text:style-name="Strong_20_Emphasis">Örnek</text:span>:</text:p>
      <text:p text:style-name="P5"><text:span text:style-name="Source_20_Text">HTTP/1.1 403 Forbidden</text:span></text:p>
      <text:p text:style-name="P5"><text:span text:style-name="Source_20_Text">Content-Type: application/json</text:span></text:p>
      <text:p text:style-name="P5"><text:span text:style-name="Source_20_Text">{</text:span></text:p>
      <text:p text:style-name="P5"><text:span text:style-name="Source_20_Text"><text:s text:c="2"/>"error": "insufficient_scope",</text:span></text:p>
      <text:p text:style-name="P5"><text:span text:style-name="Source_20_Text"><text:s text:c="2"/>"error_description": "The access token does not have the required scope to access this resource.",</text:span></text:p>
      <text:p text:style-name="P5"><text:span text:style-name="Source_20_Text"><text:s text:c="2"/>"scope": "read write"</text:span></text:p>
      <text:p text:style-name="P1"><text:span text:style-name="Source_20_Text">}</text:span></text:p>
      <text:h text:style-name="Heading_20_4" text:outline-level="4">4. <text:span text:style-name="Strong_20_Emphasis">Kimlik Doğrulama Bilgisi Eksik Olduğunda</text:span></text:h>
      <text:p text:style-name="Text_20_body">Eğer istemci, kimlik doğrulama bilgilerini göndermezse (örneğin, istemci kimliğinin ne olduğunu bilmeden veya geçersiz bir kimlik doğrulama yöntemi kullanarak), bu durumda <text:span text:style-name="Strong_20_Emphasis">hata kodu</text:span> verilmeyebilir. Kaynak sunucu, isteği reddeder ancak hata kodu vermez. Bu durumda 401 Unauthorized yanıtı verilmesi beklenir.</text:p>
      <text:p text:style-name="Text_20_body"><text:span text:style-name="Strong_20_Emphasis">Örnek</text:span>:</text:p>
      <text:p text:style-name="P5"><text:span text:style-name="Source_20_Text">HTTP/1.1 401 Unauthorized</text:span></text:p>
      <text:p text:style-name="P1"><text:span text:style-name="Source_20_Text">WWW-Authenticate: Bearer realm="example"</text:span></text:p>
      <text:h text:style-name="Heading_20_3" text:outline-level="3">Sonuç:</text:h>
      <text:list text:style-name="L9">
        <text:list-item>
          <text:p text:style-name="P21"><text:span text:style-name="Strong_20_Emphasis">invalid_request</text:span>: İstek eksik, hatalı veya yanlış parametre içeriyor.</text:p>
        </text:list-item>
        <text:list-item>
          <text:p text:style-name="P21"><text:span text:style-name="Strong_20_Emphasis">invalid_token</text:span>: Erişim token'ı geçersiz, süresi dolmuş, iptal edilmiş veya hatalı.</text:p>
        </text:list-item>
        <text:list-item>
          <text:p text:style-name="P20"><text:span text:style-name="Strong_20_Emphasis">insufficient_scope</text:span>: Token'ın sahip olduğu yetkiler, istenen kaynağa erişim için yeterli değil.</text:p>
        </text:list-item>
      </text:list>
      <text:p text:style-name="Text_20_body">Her bir hata, istemcinin ne yapması gerektiği hakkında bilgi verir ve doğru HTTP durum koduyla birlikte dönülür. Bu hata yönetimi, güvenlik ve kullanım kolaylığı sağlar, böylece istemciler hataları düzgün bir şekilde ele alabili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00:42:53.480860697</meta:creation-date>
    <dc:date>2025-01-27T01:17:23.925678027</dc:date>
    <meta:editing-duration>PT34M30S</meta:editing-duration>
    <meta:editing-cycles>1</meta:editing-cycles>
    <meta:document-statistic meta:table-count="0" meta:image-count="0" meta:object-count="0" meta:page-count="4" meta:paragraph-count="94" meta:word-count="720" meta:character-count="5725" meta:non-whitespace-character-count="5068"/>
    <meta:generator>LibreOffice/7.4.7.2$Linux_X86_64 LibreOffice_project/40$Build-2</meta:generator>
  </office:meta>
</office:document-meta>
</file>